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2.469cm"/>
    </style:style>
    <style:style style:name="co25" style:family="table-column">
      <style:table-column-properties fo:break-before="auto" style:column-width="3.773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411cm"/>
    </style:style>
    <style:style style:name="co29" style:family="table-column">
      <style:table-column-properties fo:break-before="auto" style:column-width="7.38cm"/>
    </style:style>
    <style:style style:name="co30" style:family="table-column">
      <style:table-column-properties fo:break-before="auto" style:column-width="7.908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14.457cm"/>
    </style:style>
    <style:style style:name="co33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2.184cm" fo:break-before="auto" style:use-optimal-row-height="true"/>
    </style:style>
    <style:style style:name="ro38" style:family="table-row">
      <style:table-row-properties style:row-height="1.473cm" fo:break-before="auto" style:use-optimal-row-height="true"/>
    </style:style>
    <style:style style:name="ro39" style:family="table-row">
      <style:table-row-properties style:row-height="2.027cm" fo:break-before="auto" style:use-optimal-row-height="true"/>
    </style:style>
    <style:style style:name="ro40" style:family="table-row">
      <style:table-row-properties style:row-height="2.895cm" fo:break-before="auto" style:use-optimal-row-height="true"/>
    </style:style>
    <style:style style:name="ro41" style:family="table-row">
      <style:table-row-properties style:row-height="1.395cm" fo:break-before="auto" style:use-optimal-row-height="true"/>
    </style:style>
    <style:style style:name="ro42" style:family="table-row">
      <style:table-row-properties style:row-height="3.475cm" fo:break-before="auto" style:use-optimal-row-height="true"/>
    </style:style>
    <style:style style:name="ro43" style:family="table-row">
      <style:table-row-properties style:row-height="1.42cm" fo:break-before="auto" style:use-optimal-row-height="true"/>
    </style:style>
    <style:style style:name="ro44" style:family="table-row">
      <style:table-row-properties style:row-height="0.736cm" fo:break-before="auto" style:use-optimal-row-height="true"/>
    </style:style>
    <style:style style:name="ro45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55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56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8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6">
            <text:p>0408 <text:s/>1018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7">
            <text:p>0408 <text:s/>10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58">
            <text:p>0408 <text:s/>1018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4-08T10:18:42.58">
            <text:p>0408 <text:s/>1018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4-08T10:18:42.58">
            <text:p>0408 <text:s/>10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8T10:18:42.58">
            <text:p>0408 <text:s/>10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69">
            <text:p>0408 <text:s/>1018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69">
            <text:p>0408 <text:s/>1018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69">
            <text:p>0408 <text:s/>1018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69">
            <text:p>0408 <text:s/>1018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75">
            <text:p>0408 <text:s/>1018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75">
            <text:p>0408 <text:s/>1018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76">
            <text:p>0408 <text:s/>1018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77">
            <text:p>0408 <text:s/>1018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79">
            <text:p>0408 <text:s/>1018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82">
            <text:p>0408 <text:s/>1018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84">
            <text:p>0408 <text:s/>1018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86">
            <text:p>0408 <text:s/>1018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86">
            <text:p>0408 <text:s/>1018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87">
            <text:p>0408 <text:s/>1018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87">
            <text:p>0408 <text:s/>1018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89">
            <text:p>0408 <text:s/>1018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">
            <text:p>0408 <text:s/>1018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2.91">
            <text:p>0408 <text:s/>1018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8T10:18:42.91">
            <text:p>0408 <text:s/>1018</text:p>
          </table:table-cell>
          <table:table-cell table:style-name="ce4" table:formula="of:=NOW()" office:value-type="date" office:date-value="2021-04-08T10:18:42.91">
            <text:p>0408 <text:s/>10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8T10:18:42.91">
            <text:p>0408 <text:s/>10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8T10:18:43.06">
            <text:p>2021/4/8 10:18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8T10:18:43.06">
            <text:p>2021/4/8 10:18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4-08T10:18:43.06">
            <text:p>2021/4/8 10: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4-08">
            <text:p>4月8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6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6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6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8T10:18:43.07">
            <text:p>0408 <text:s/>1018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8T10:18:43.07">
            <text:p>0408 <text:s/>1018</text:p>
          </table:table-cell>
          <table:table-cell table:style-name="ce20" table:formula="of:=NOW()" office:value-type="date" office:date-value="2021-04-08T10:18:43.07">
            <text:p>0408 <text:s/>10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3.17">
            <text:p>0408 <text:s/>1018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8">
            <text:p>0408 <text:s/>1018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8">
            <text:p>0408 <text:s/>1018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19">
            <text:p>0408 <text:s/>1018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2">
            <text:p>0408 <text:s/>1018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8T10:18:43.2">
            <text:p>0408 <text:s/>1018</text:p>
          </table:table-cell>
          <table:table-cell table:style-name="ce4" table:formula="of:=NOW()" office:value-type="date" office:date-value="2021-04-08T10:18:43.2">
            <text:p>0408 <text:s/>10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8T10:18:43.2">
            <text:p>0408 <text:s/>10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</text:span><text:span text:style-name="T1">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2">
            <text:p>0408 <text:s/>1018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</text:span><text:span text:style-name="T1">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2">
            <text:p>0408 <text:s/>1018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</text:span><text:span text:style-name="T1">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3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4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8T10:18:43.35">
            <text:p>0408 <text:s/>1018</text:p>
          </table:table-cell>
          <table:table-cell table:style-name="ce4" table:formula="of:=NOW()" office:value-type="date" office:date-value="2021-04-08T10:18:43.35">
            <text:p>0408 <text:s/>1018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23" table:default-cell-style-name="ce14"/>
        <table:table-column table:style-name="co6" table:default-cell-style-name="ce14"/>
        <table:table-column table:style-name="co2" table:number-columns-repeated="990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3">
            <text:p>3</text:p>
          </table:table-cell>
          <table:table-cell table:style-name="ce50" table:formula="of:=COUNTIF([.N3:.N51];&quot;x&quot;)" office:value-type="float" office:value="3">
            <text:p>3</text:p>
          </table:table-cell>
          <table:table-cell table:style-name="ce50" table:formula="of:=COUNTIF([.O3:.O51];&quot;x&quot;)" office:value-type="float" office:value="3">
            <text:p>3</text:p>
          </table:table-cell>
          <table:table-cell table:style-name="ce50" table:formula="of:=COUNTIF([.P3:.P51];&quot;x&quot;)" office:value-type="float" office:value="4">
            <text:p>4</text:p>
          </table:table-cell>
          <table:table-cell table:style-name="ce50" table:formula="of:=COUNTIF([.Q3:.Q51];&quot;x&quot;)" office:value-type="float" office:value="4">
            <text:p>4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x&quot;)" office:value-type="float" office:value="4">
            <text:p>4</text:p>
          </table:table-cell>
          <table:table-cell table:style-name="ce50" table:formula="of:=COUNTIF([.T3:.T51];&quot;x&quot;)" office:value-type="float" office:value="4">
            <text:p>4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#x&quot;)" office:value-type="float" office:value="0">
            <text:p>0</text:p>
          </table:table-cell>
          <table:table-cell table:style-name="ce50" table:formula="of:=COUNTIF([.W3:.W51];&quot;#x&quot;)" office:value-type="float" office:value="0">
            <text:p>0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4">
            <text:p>4</text:p>
          </table:table-cell>
          <table:table-cell table:style-name="ce50" table:formula="of:=COUNTIF([.AA3:.AA51];&quot;x&quot;)" office:value-type="float" office:value="4">
            <text:p>4</text:p>
          </table:table-cell>
          <table:table-cell table:style-name="ce50" table:formula="of:=COUNTIF([.AB3:.AB51];&quot;x&quot;)" office:value-type="float" office:value="4">
            <text:p>4</text:p>
          </table:table-cell>
          <table:table-cell table:style-name="ce50" table:formula="of:=COUNTIF([.AC3:.AC51];&quot;x&quot;)" office:value-type="float" office:value="4">
            <text:p>4</text:p>
          </table:table-cell>
          <table:table-cell table:style-name="ce50" table:formula="of:=COUNTIF([.AD3:.AD51];&quot;x&quot;)" office:value-type="float" office:value="4">
            <text:p>4</text:p>
          </table:table-cell>
          <table:table-cell table:style-name="ce50" table:formula="of:=COUNTIF([.AE3:.AE51];&quot;x&quot;)" office:value-type="float" office:value="4">
            <text:p>4</text:p>
          </table:table-cell>
          <table:table-cell table:style-name="ce50" table:formula="of:=COUNTIF([.AF3:.AF51];&quot;x&quot;)" office:value-type="float" office:value="2">
            <text:p>2</text:p>
          </table:table-cell>
          <table:table-cell table:style-name="ce50" table:formula="of:=COUNTIF([.AG3:.AG51];&quot;x&quot;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4-08T10:18:43.51">
            <text:p>2021/4/8 10:18</text:p>
          </table:table-cell>
          <table:table-cell table:style-name="ce48" table:number-columns-repeated="3"/>
          <table:table-cell table:style-name="ce48" office:value-type="date" office:date-value="2021-04-08T09:23:06.59">
            <text:p>0408</text:p>
          </table:table-cell>
          <table:table-cell table:style-name="ce48" office:value-type="date" office:date-value="2021-04-06T10:08:33.89">
            <text:p>0406</text:p>
          </table:table-cell>
          <table:table-cell table:style-name="ce48" office:value-type="date" office:date-value="2021-04-05T16:16:55.55">
            <text:p>0405</text:p>
          </table:table-cell>
          <table:table-cell table:style-name="ce48" office:value-type="date" office:date-value="2021-04-04T11:08:29.720001">
            <text:p>0404</text:p>
          </table:table-cell>
          <table:table-cell table:style-name="ce48" office:value-type="date" office:date-value="2021-04-02T13:42:14.09">
            <text:p>0402</text:p>
          </table:table-cell>
          <table:table-cell table:style-name="ce48" office:value-type="date" office:date-value="2021-04-01T08:22:23.56">
            <text:p>0401</text:p>
          </table:table-cell>
          <table:table-cell table:style-name="ce48" office:value-type="date" office:date-value="2021-03-31T10:25:40.24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4-08T10:18:43.51">
            <text:p>0408 <text:s/>1018</text:p>
          </table:table-cell>
          <table:table-cell table:number-columns-repeated="990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3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3:.AF3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3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ô[차~1 tô để đến đây.</text:p>
          </table:table-cell>
          <table:table-cell table:style-name="ce17" table:formula="of:=COUNTIF([.I4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4:.AF4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 office:value-type="string">
            <text:p>Tôi hiểu. đó là đúng.</text:p>
          </table:table-cell>
          <table:table-cell table:style-name="ce17" table:formula="of:=COUNTIF([.I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23"/>
          <table:table-cell table:formula="of:=COUNTIF([.K5:.AF5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Tôi rất mệt. đó là một ngày dài.</text:p>
          </table:table-cell>
          <table:table-cell table:style-name="ce17" table:formula="of:=COUNTIF([.I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6:.AF6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4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 office:value-type="string">
            <text:p>hôm nay trời có gió. ở đây rất lạnh.</text:p>
          </table:table-cell>
          <table:table-cell table:style-name="ce17" table:formula="of:=COUNTIF([.I7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7:.AF7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4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hời gian: hôm nay, hôm qua, ngày mai.</text:p>
          </table:table-cell>
          <table:table-cell table:style-name="ce17" table:formula="of:=COUNTIF([.I8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8:.AF8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54">
            <text:p>0408 <text:s/>1018</text:p>
          </table:table-cell>
          <table:table-cell table:number-columns-repeated="990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4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9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9:.AF9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54">
            <text:p>0408 <text:s/>1018</text:p>
          </table:table-cell>
          <table:table-cell table:number-columns-repeated="990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4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10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10:.AF10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54">
            <text:p>0408 <text:s/>1018</text:p>
          </table:table-cell>
          <table:table-cell table:number-columns-repeated="990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1:.AF11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2:.AF12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3:.AF13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AF14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AF15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AF16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AF17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8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8:.AF18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19:.AF19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0:.AF20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7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4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1:.AF21];&quot;x&quot;)" office:value-type="float" office:value="2">
            <text:p>2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4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2:.AF22];&quot;x&quot;)" office:value-type="float" office:value="2">
            <text:p>2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4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3:.AF23];&quot;x&quot;)" office:value-type="float" office:value="2">
            <text:p>2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4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24:.AF24];&quot;x&quot;)" office:value-type="float" office:value="1">
            <text:p>1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25:.AF25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26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26:.AF26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4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27:.AF27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64">
            <text:p>0408 <text:s/>1018</text:p>
          </table:table-cell>
          <table:table-cell table:number-columns-repeated="990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4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28:.AF28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4-08T10:18:43.64">
            <text:p>0408 <text:s/>1018</text:p>
          </table:table-cell>
          <table:table-cell table:number-columns-repeated="990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4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29:.AF29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8T10:18:43.65">
            <text:p>0408 <text:s/>1018</text:p>
          </table:table-cell>
          <table:table-cell table:number-columns-repeated="990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0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0:.AF30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8T10:18:43.65">
            <text:p>2021/4/8 10:18</text:p>
          </table:table-cell>
          <table:table-cell table:number-columns-repeated="990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31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1:.AF31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8T10:18:43.66">
            <text:p>2021/4/8 10:18</text:p>
          </table:table-cell>
          <table:table-cell table:number-columns-repeated="990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4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32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32:.AF32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4-08T10:18:43.66">
            <text:p>2021/4/8 10:18</text:p>
          </table:table-cell>
          <table:table-cell table:number-columns-repeated="990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4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33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33:.AF33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4-08">
            <text:p>4月8日</text:p>
          </table:table-cell>
          <table:table-cell table:number-columns-repeated="990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4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34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34:.AF34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8T10:18:43.66">
            <text:p>0408 <text:s/>1018</text:p>
          </table:table-cell>
          <table:table-cell table:number-columns-repeated="990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3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5:.AF35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3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6:.AF36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37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37:.AF37];&quot;x&quot;)" office:value-type="float" office:value="2">
            <text:p>2</text:p>
          </table:table-cell>
          <table:table-cell table:style-name="ce49" table:number-columns-repeated="11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38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8:.AF38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39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9:.AF39];&quot;x&quot;)" office:value-type="float" office:value="2">
            <text:p>2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4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40:.AF40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3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1:.AF41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4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4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2:.AF42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43:.AF43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44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44:.AF44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3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5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5:.AF45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4-08T10:18:43.69">
            <text:p>0408 <text:s/>1018</text:p>
          </table:table-cell>
          <table:table-cell table:number-columns-repeated="990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4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6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6:.AF46];&quot;x&quot;)" office:value-type="float" office:value="2">
            <text:p>2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69">
            <text:p>0408 <text:s/>1018</text:p>
          </table:table-cell>
          <table:table-cell table:number-columns-repeated="990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3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7:.AF47];&quot;x&quot;)" office:value-type="float" office:value="3">
            <text:p>3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4-08T10:18:43.7">
            <text:p>0408 <text:s/>1018</text:p>
          </table:table-cell>
          <table:table-cell table:number-columns-repeated="990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48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48:.AF48];&quot;x&quot;)" office:value-type="float" office:value="4">
            <text:p>4</text:p>
          </table:table-cell>
          <table:table-cell table:style-name="ce51" table:number-columns-repeated="10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7">
            <text:p>0408 <text:s/>101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7">
            <text:p>0408 <text:s/>101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8T10:18:43.7">
            <text:p>0408 <text:s/>1018</text:p>
          </table:table-cell>
          <table:table-cell table:number-columns-repeated="990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table:style-name="ce20" table:formula="of:=NOW()" office:value-type="date" office:date-value="2021-04-08T10:18:43.7">
            <text:p>0408 <text:s/>1018</text:p>
          </table:table-cell>
          <table:table-cell office:value-type="string">
            <text:p>*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T48:.AF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COUNTA([.B3:.B140]);&quot;)&quot;)" office:value-type="string" office:string-value="(138)">
            <text:p>(138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40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1">
            <text:p>0408 <text:s/>1018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1">
            <text:p>0408 <text:s/>10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2">
            <text:p>0408 <text:s/>1018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3">
            <text:p>0408 <text:s/>10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3">
            <text:p>0408 <text:s/>1018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3">
            <text:p>0408 <text:s/>10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3">
            <text:p>0408 <text:s/>1018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3">
            <text:p>0408 <text:s/>10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4">
            <text:p>0408 <text:s/>1018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5">
            <text:p>0408 <text:s/>10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5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5">
            <text:p>0408 <text:s/>10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5">
            <text:p>0408 <text:s/>10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5">
            <text:p>0408 <text:s/>10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5">
            <text:p>0408 <text:s/>1018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5">
            <text:p>0408 <text:s/>1018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6">
            <text:p>0408 <text:s/>1018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6">
            <text:p>0408 <text:s/>1018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6">
            <text:p>0408 <text:s/>1018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6">
            <text:p>0408 <text:s/>1018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6">
            <text:p>0408 <text:s/>1018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6">
            <text:p>0408 <text:s/>1018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6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7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7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7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7">
            <text:p>0408 <text:s/>1018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7">
            <text:p>0408 <text:s/>1018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8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9">
            <text:p>0408 <text:s/>1018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9">
            <text:p>0408 <text:s/>1018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9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9">
            <text:p>0408 <text:s/>1018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9">
            <text:p>0408 <text:s/>1018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9">
            <text:p>0408 <text:s/>1018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89">
            <text:p>0408 <text:s/>1018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 table:formula="of:=[.B71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 table:formula="of:=[.B72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 table:formula="of:=[.B73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 table:formula="of:=[.B74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 table:formula="of:=[.B75]+1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 table:formula="of:=[.B76]+1" office:value-type="float" office:value="7">
            <text:p>7</text:p>
          </table:table-cell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3.91">
            <text:p>0408 <text:s/>10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94">
            <text:p>94</text:p>
          </table:table-cell>
          <table:table-cell table:style-name="ce6" table:formula="of:=ROW()-[.A96]-1" office:value-type="float" office:value="1">
            <text:p>1</text:p>
          </table:table-cell>
          <table:table-cell table:style-name="ce3" office:value-type="date" office:date-value="2021-04-01T08:20:45.93">
            <text:p>040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5">
            <text:p>95</text:p>
          </table:table-cell>
          <table:table-cell table:style-name="ce6" table:formula="of:=[.B9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6">
            <text:p>96</text:p>
          </table:table-cell>
          <table:table-cell table:style-name="ce6" table:formula="of:=[.B9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7">
            <text:p>97</text:p>
          </table:table-cell>
          <table:table-cell table:style-name="ce6" table:formula="of:=[.B9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98">
            <text:p>98</text:p>
          </table:table-cell>
          <table:table-cell table:style-name="ce6" table:formula="of:=[.B9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10" office:value-type="string">
            <text:p>arbiAAI[wednesda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9">
            <text:p>99</text:p>
          </table:table-cell>
          <table:table-cell table:style-name="ce6" table:formula="of:=[.B100]+1" office:value-type="float" office:value="6">
            <text:p>6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10" office:value-type="string">
            <text:p>a'dhahabu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00">
            <text:p>100</text:p>
          </table:table-cell>
          <table:table-cell table:style-name="ce6" table:formula="of:=[.B101]+1" office:value-type="float" office:value="7">
            <text:p>7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10" office:value-type="string">
            <text:p>adhahab / mataadhiri[store</text:p>
          </table:table-cell>
          <table:table-cell table:style-name="ce24" office:value-type="string">
            <text:p>Nie chodziłem do sklepów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1">
            <text:p>101</text:p>
          </table:table-cell>
          <table:table-cell table:style-name="ce6" table:formula="of:=[.B10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10" office:value-type="string">
            <text:p>sii[thirt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2">
            <text:p>102</text:p>
          </table:table-cell>
          <table:table-cell table:style-name="ce6" table:formula="of:=[.B10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10" office:value-type="string">
            <text:p>korb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3">
            <text:p>103</text:p>
          </table:table-cell>
          <table:table-cell table:style-name="ce6" table:formula="of:=[.B104]+1" office:value-type="float" office:value="10">
            <text:p>10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10" office:value-type="string">
            <text:p>ah'haa[them / gadhoo[food / dahoom[giv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04">
            <text:p>104</text:p>
          </table:table-cell>
          <table:table-cell table:style-name="ce6" table:formula="of:=ROW()-[.A106]-1" office:value-type="float" office:value="1">
            <text:p>1</text:p>
          </table:table-cell>
          <table:table-cell table:style-name="ce3" office:value-type="date" office:date-value="2021-04-02T13:39:54.84">
            <text:p>0402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5">
            <text:p>105</text:p>
          </table:table-cell>
          <table:table-cell table:style-name="ce6" table:formula="of:=[.B10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6">
            <text:p>106</text:p>
          </table:table-cell>
          <table:table-cell table:style-name="ce6" table:formula="of:=[.B10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7">
            <text:p>107</text:p>
          </table:table-cell>
          <table:table-cell table:style-name="ce6" table:formula="of:=[.B10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108">
            <text:p>108</text:p>
          </table:table-cell>
          <table:table-cell table:style-name="ce6" table:formula="of:=[.B10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9">
            <text:p>109</text:p>
          </table:table-cell>
          <table:table-cell table:style-name="ce6" table:formula="of:=[.B11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0">
            <text:p>110</text:p>
          </table:table-cell>
          <table:table-cell table:style-name="ce6" table:formula="of:=[.B11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1">
            <text:p>111</text:p>
          </table:table-cell>
          <table:table-cell table:style-name="ce6" table:formula="of:=[.B11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10" office:value-type="string">
            <text:p>thursday</text:p>
          </table:table-cell>
          <table:table-cell table:style-name="ce24" office:value-type="string">
            <text:p>it was thursday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2">
            <text:p>112</text:p>
          </table:table-cell>
          <table:table-cell table:style-name="ce6" table:formula="of:=[.B11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10" office:value-type="string">
            <text:p>raftam[went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3">
            <text:p>113</text:p>
          </table:table-cell>
          <table:table-cell table:style-name="ce6" table:formula="of:=[.B114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10"/>
          <table:table-cell table:style-name="ce24" office:value-type="string">
            <text:p>it was thursday, april 2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4">
            <text:p>114</text:p>
          </table:table-cell>
          <table:table-cell table:style-name="ce6" table:formula="of:=ROW()-[.A116]-1" office:value-type="float" office:value="1">
            <text:p>1</text:p>
          </table:table-cell>
          <table:table-cell table:style-name="ce3" office:value-type="date" office:date-value="2021-04-04T11:08:08.77">
            <text:p>0404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15">
            <text:p>115</text:p>
          </table:table-cell>
          <table:table-cell table:style-name="ce6" table:formula="of:=[.B116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6">
            <text:p>116</text:p>
          </table:table-cell>
          <table:table-cell table:style-name="ce6" table:formula="of:=[.B117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7">
            <text:p>117</text:p>
          </table:table-cell>
          <table:table-cell table:style-name="ce6" table:formula="of:=[.B118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18">
            <text:p>118</text:p>
          </table:table-cell>
          <table:table-cell table:style-name="ce6" table:formula="of:=[.B119]+1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9">
            <text:p>119</text:p>
          </table:table-cell>
          <table:table-cell table:style-name="ce6" table:formula="of:=[.B12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10" office:value-type="string">
            <text:p>dhaliyka / yawma'sapti /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0">
            <text:p>120</text:p>
          </table:table-cell>
          <table:table-cell table:style-name="ce6" table:formula="of:=[.B12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10" office:value-type="string">
            <text:p>lil'AAmali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1">
            <text:p>121</text:p>
          </table:table-cell>
          <table:table-cell table:style-name="ce6" table:formula="of:=[.B122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10" office:value-type="string">
            <text:p>al't^aqsu / dhayiidan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2">
            <text:p>122</text:p>
          </table:table-cell>
          <table:table-cell table:style-name="ce6" table:formula="of:=[.B123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10" office:value-type="string">
            <text:p>duvom / avriyl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4">
          <table:table-cell table:style-name="ce6" table:formula="of:=ROW()-2" office:value-type="float" office:value="123">
            <text:p>123</text:p>
          </table:table-cell>
          <table:table-cell table:style-name="ce6" table:formula="of:=[.B124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4">
            <text:p>124</text:p>
          </table:table-cell>
          <table:table-cell table:style-name="ce6" table:formula="of:=[.B125]+1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10" office:value-type="string">
            <text:p>saru / kaar[job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5">
            <text:p>125</text:p>
          </table:table-cell>
          <table:table-cell table:style-name="ce6" table:formula="of:=ROW()-[.A127]-1" office:value-type="float" office:value="1">
            <text:p>1</text:p>
          </table:table-cell>
          <table:table-cell table:style-name="ce3" office:value-type="date" office:date-value="2021-04-05T16:21:24.93">
            <text:p>0405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비가 내리고 있었다. / 울타리를 통해 페이스트를 주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26">
            <text:p>126</text:p>
          </table:table-cell>
          <table:table-cell table:style-name="ce6" table:formula="of:=[.B127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7">
            <text:p>127</text:p>
          </table:table-cell>
          <table:table-cell table:style-name="ce6" table:formula="of:=[.B128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ów shino. po długim czasie, nagrałem zagr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28">
            <text:p>128</text:p>
          </table:table-cell>
          <table:table-cell table:style-name="ce6" table:formula="of:=[.B129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tych filmach, nie mówiłem wiele. tylko poinformowałem o numerze seryjnym filmu. a potem, prostu, zagrałem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9">
            <text:p>129</text:p>
          </table:table-cell>
          <table:table-cell table:style-name="ce6" table:formula="of:=[.B130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أحد. ٤ أبريل.</text:p>
          </table:table-cell>
          <table:table-cell table:style-name="ce10" office:value-type="string">
            <text:p>axadi / a'rabaA[fourth</text:p>
          </table:table-cell>
          <table:table-cell table:style-name="ce24" office:value-type="string">
            <text:p>it was sunday, april 4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0">
            <text:p>130</text:p>
          </table:table-cell>
          <table:table-cell table:style-name="ce6" table:formula="of:=[.B131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يکشنبه، ۴ آوريل یود.</text:p>
          </table:table-cell>
          <table:table-cell table:style-name="ce10" office:value-type="string">
            <text:p>chahaarom[fourth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1">
            <text:p>131</text:p>
          </table:table-cell>
          <table:table-cell table:style-name="ce6" table:formula="of:=[.B132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طرت في المساء.</text:p>
          </table:table-cell>
          <table:table-cell table:style-name="ce55" office:value-type="string">
            <text:p>amt^art / fiy'l'masaaI</text:p>
          </table:table-cell>
          <table:table-cell table:style-name="ce24" office:value-type="string">
            <text:p>I rained in the evening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2">
            <text:p>132</text:p>
          </table:table-cell>
          <table:table-cell table:style-name="ce6" table:formula="of:=[.B133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عصر باريدم </text:p>
          </table:table-cell>
          <table:table-cell table:style-name="ce55" office:value-type="string">
            <text:p>aasr / baariydam(?)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3">
            <text:p>133</text:p>
          </table:table-cell>
          <table:table-cell table:style-name="ce6" table:formula="of:=[.B134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 было воскресенье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4">
            <text:p>134</text:p>
          </table:table-cell>
          <table:table-cell table:style-name="ce6" table:formula="of:=[.B135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还继续。还厉害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135">
            <text:p>135</text:p>
          </table:table-cell>
          <table:table-cell table:style-name="ce6" table:formula="of:=ROW()-[.A137]-1" office:value-type="float" office:value="1">
            <text:p>1</text:p>
          </table:table-cell>
          <table:table-cell table:style-name="ce3" office:value-type="date" office:date-value="2021-04-06T10:06:23.31">
            <text:p>040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부터 지상에. / 내가 크로에 가까워진 때 이미 미케가 이쪽으로 달려오는 중이었다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6">
          <table:table-cell table:style-name="ce6" table:formula="of:=ROW()-2" office:value-type="float" office:value="136">
            <text:p>136</text:p>
          </table:table-cell>
          <table:table-cell table:style-name="ce6" table:formula="of:=[.B137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shino : zacząłem ćwiczenia dla zagranienia skali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7">
          <table:table-cell table:style-name="ce6" table:formula="of:=ROW()-2" office:value-type="float" office:value="137">
            <text:p>137</text:p>
          </table:table-cell>
          <table:table-cell table:style-name="ce6" table:formula="of:=[.B138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54" office:value-type="string">
            <text:p>to znaczy, konkretnie, co zrobiłem wczoraj. / pierwszej wydmuchałem cztery nuty z rzędu w skali D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8">
          <table:table-cell table:style-name="ce6" table:formula="of:=ROW()-2" office:value-type="float" office:value="138">
            <text:p>138</text:p>
          </table:table-cell>
          <table:table-cell table:style-name="ce6" table:formula="of:=[.B139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54" office:value-type="string">
            <text:p>a potem, te same nuty w skali E. a potem dalej, w skali F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9">
            <text:p>139</text:p>
          </table:table-cell>
          <table:table-cell table:style-name="ce6" table:formula="of:=[.B140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اثنين، السادس من أبريل.</text:p>
          </table:table-cell>
          <table:table-cell table:style-name="ce55" office:value-type="string">
            <text:p>ithnayni / a'saadisi</text:p>
          </table:table-cell>
          <table:table-cell table:style-name="ce24" office:value-type="string">
            <text:p>it was monday, april sixth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0">
            <text:p>140</text:p>
          </table:table-cell>
          <table:table-cell table:style-name="ce6" table:formula="of:=[.B141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وشنبه بود، ششم آوریل.</text:p>
          </table:table-cell>
          <table:table-cell table:style-name="ce55" office:value-type="string">
            <text:p>sheshoom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1">
            <text:p>141</text:p>
          </table:table-cell>
          <table:table-cell table:style-name="ce6" table:formula="of:=[.B142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لم تمطر في المساء.</text:p>
          </table:table-cell>
          <table:table-cell table:style-name="ce55" office:value-type="string">
            <text:p>tamt^ir</text:p>
          </table:table-cell>
          <table:table-cell table:style-name="ce24" office:value-type="string">
            <text:p>it did not rain in the evening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2">
            <text:p>142</text:p>
          </table:table-cell>
          <table:table-cell table:style-name="ce6" table:formula="of:=[.B143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غروب باران نمی بارد. </text:p>
          </table:table-cell>
          <table:table-cell table:style-name="ce55" office:value-type="string">
            <text:p>Guruwb / nemi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3">
            <text:p>143</text:p>
          </table:table-cell>
          <table:table-cell table:style-name="ce6" table:formula="of:=[.B144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понеде'льник, шесто'го апре'ля.</text:p>
          </table:table-cell>
          <table:table-cell table:style-name="ce55"/>
          <table:table-cell table:style-name="ce24" office:value-type="string">
            <text:p>it was monday, april sixth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4">
            <text:p>144</text:p>
          </table:table-cell>
          <table:table-cell table:style-name="ce6" table:formula="of:=[.B145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55"/>
          <table:table-cell table:style-name="ce24" office:value-type="string">
            <text:p>I went to the park again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6">
          <table:table-cell table:style-name="ce6" table:formula="of:=ROW()-2" office:value-type="float" office:value="145">
            <text:p>145</text:p>
          </table:table-cell>
          <table:table-cell table:style-name="ce6" table:formula="of:=[.B146]+1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我开始别的新的拉伸运动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6">
          <table:table-cell table:style-name="ce6" table:formula="of:=ROW()-2" office:value-type="float" office:value="146">
            <text:p>146</text:p>
          </table:table-cell>
          <table:table-cell table:style-name="ce6" table:formula="of:=[.B147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这个运动呢，三个部分而构成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9">
          <table:table-cell table:style-name="ce6" table:formula="of:=ROW()-2" office:value-type="float" office:value="147">
            <text:p>147</text:p>
          </table:table-cell>
          <table:table-cell table:style-name="ce6" table:formula="of:=[.B148]+1" office:value-type="float" office:value="13">
            <text:p>1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54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48">
            <text:p>148</text:p>
          </table:table-cell>
          <table:table-cell table:style-name="ce6" table:formula="of:=ROW()-[.A150]-1" office:value-type="float" office:value="1">
            <text:p>1</text:p>
          </table:table-cell>
          <table:table-cell table:style-name="ce3" office:value-type="date" office:date-value="2021-04-07T16:16:21.04">
            <text:p>040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산책 때 크로에게 두 번째의 포옹을 주었다. / 제1회는 크로가 나에게 달려올 때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7">
          <table:table-cell table:style-name="ce6" table:formula="of:=ROW()-2" office:value-type="float" office:value="149">
            <text:p>149</text:p>
          </table:table-cell>
          <table:table-cell table:style-name="ce6" table:formula="of:=[.B150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shino : jak zwykle, ćwiczenia. co nowego to, że próbowałem tak zwanego, "alternatywnego palcowania". bardzo interesjący. 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40">
          <table:table-cell table:style-name="ce6" table:formula="of:=ROW()-2" office:value-type="float" office:value="150">
            <text:p>150</text:p>
          </table:table-cell>
          <table:table-cell table:style-name="ce6" table:formula="of:=[.B151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54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8">
          <table:table-cell table:style-name="ce6" table:formula="of:=ROW()-2" office:value-type="float" office:value="151">
            <text:p>151</text:p>
          </table:table-cell>
          <table:table-cell table:style-name="ce6" table:formula="of:=[.B152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54" office:value-type="string">
            <text:p>nowe palcowanie : położyję palce na tych dziurach : od dziury dwa do dziury siedem, całe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52">
            <text:p>152</text:p>
          </table:table-cell>
          <table:table-cell table:style-name="ce6" table:formula="of:=[.B153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ثلاثاء، السادس من أبريل.</text:p>
          </table:table-cell>
          <table:table-cell table:style-name="ce55" office:value-type="string">
            <text:p>thlathaaI</text:p>
          </table:table-cell>
          <table:table-cell table:style-name="ce24" office:value-type="string">
            <text:p>it was tuesday, april sixth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3">
            <text:p>153</text:p>
          </table:table-cell>
          <table:table-cell table:style-name="ce6" table:formula="of:=[.B154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سهشنبه بود، ششم آوريل</text:p>
          </table:table-cell>
          <table:table-cell table:style-name="ce55" office:value-type="string">
            <text:p>sheshae:m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54">
            <text:p>154</text:p>
          </table:table-cell>
          <table:table-cell table:style-name="ce6" table:formula="of:=[.B155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كان الطقس جيدًا.</text:p>
          </table:table-cell>
          <table:table-cell table:style-name="ce55" office:value-type="string">
            <text:p>dhayiidan</text:p>
          </table:table-cell>
          <table:table-cell table:style-name="ce24" office:value-type="string">
            <text:p>weather was fine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5">
            <text:p>155</text:p>
          </table:table-cell>
          <table:table-cell table:style-name="ce6" table:formula="of:=[.B156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 بود.</text:p>
          </table:table-cell>
          <table:table-cell table:style-name="ce55" office:value-type="string">
            <text:p>xuwb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56">
            <text:p>156</text:p>
          </table:table-cell>
          <table:table-cell table:style-name="ce6" table:formula="of:=[.B157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это был вторник, шесто'го апреля.</text:p>
          </table:table-cell>
          <table:table-cell table:style-name="ce55"/>
          <table:table-cell table:style-name="ce24" office:value-type="string">
            <text:p>it was tuesday, april sixth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41">
          <table:table-cell table:style-name="ce6" table:formula="of:=ROW()-2" office:value-type="float" office:value="157">
            <text:p>157</text:p>
          </table:table-cell>
          <table:table-cell table:style-name="ce6" table:formula="of:=[.B158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腰部的痛苦太厉害。我不得不几次躺tang3在地板上。不能继续站立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58">
            <text:p>158</text:p>
          </table:table-cell>
          <table:table-cell table:style-name="ce6" table:formula="of:=ROW()-[.A160]-1" office:value-type="float" office:value="1">
            <text:p>1</text:p>
          </table:table-cell>
          <table:table-cell table:style-name="ce3" office:value-type="date" office:date-value="2021-04-08T09:22:44.01">
            <text:p>040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59">
            <text:p>159</text:p>
          </table:table-cell>
          <table:table-cell table:style-name="ce6" table:formula="of:=[.B160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 wysokich dźwięków, to znaczy, dla nich w drugiej oktawie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60">
            <text:p>160</text:p>
          </table:table-cell>
          <table:table-cell table:style-name="ce6" table:formula="of:=[.B161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myślę, że wczoraj doszedłem do kolejnego objawienia, dotyczącego kształtu ust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1">
            <text:p>161</text:p>
          </table:table-cell>
          <table:table-cell table:style-name="ce6" table:formula="of:=[.B162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swoiście, kształtu dla drugiej oktawie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2">
            <text:p>162</text:p>
          </table:table-cell>
          <table:table-cell table:style-name="ce6" table:formula="of:=[.B163]+1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była środa, siódmy kwietnia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63">
            <text:p>163</text:p>
          </table:table-cell>
          <table:table-cell table:style-name="ce6" table:formula="of:=[.B164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، السابع من أبريل.</text:p>
          </table:table-cell>
          <table:table-cell table:style-name="ce55" office:value-type="string">
            <text:p>a'saabiAU</text:p>
          </table:table-cell>
          <table:table-cell table:style-name="ce24" office:value-type="string">
            <text:p>it was wednesday, april seventh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4">
            <text:p>164</text:p>
          </table:table-cell>
          <table:table-cell table:style-name="ce6" table:formula="of:=[.B165]+1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، هفتم آوريل بود.</text:p>
          </table:table-cell>
          <table:table-cell table:style-name="ce55" office:value-type="string">
            <text:p>haftoom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65">
            <text:p>165</text:p>
          </table:table-cell>
          <table:table-cell table:style-name="ce6" table:formula="of:=[.B166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ذهبت إلى الحديقة، مرة أخرى.</text:p>
          </table:table-cell>
          <table:table-cell table:style-name="ce55"/>
          <table:table-cell table:style-name="ce24" office:value-type="string">
            <text:p>I went to the park again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6">
            <text:p>166</text:p>
          </table:table-cell>
          <table:table-cell table:style-name="ce6" table:formula="of:=[.B167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 به پارک رفتم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167">
            <text:p>167</text:p>
          </table:table-cell>
          <table:table-cell table:style-name="ce6" table:formula="of:=[.B168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继续。／ 很久我没有理会这个痛苦。不照顾我自己的身体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68">
            <text:p>168</text:p>
          </table:table-cell>
          <table:table-cell table:style-name="ce6" table:formula="of:=[.B169]+1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а среда, седьмо'е апреля.</text:p>
          </table:table-cell>
          <table:table-cell table:style-name="ce55"/>
          <table:table-cell table:style-name="ce24" office:value-type="string">
            <text:p>it was wednesday, april seventh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69">
            <text:p>169</text:p>
          </table:table-cell>
          <table:table-cell table:style-name="ce6" table:formula="of:=[.B170]+1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55" office:value-type="string">
            <text:p>Znowu poszedłem do parku.</text:p>
          </table:table-cell>
          <table:table-cell table:style-name="ce24" office:value-type="string">
            <text:p>I went to the park again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0">
            <text:p>17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1">
            <text:p>171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2">
            <text:p>172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3">
            <text:p>173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4">
            <text:p>17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5">
            <text:p>17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6">
            <text:p>17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7">
            <text:p>17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8">
            <text:p>17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79">
            <text:p>17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80">
            <text:p>18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81">
            <text:p>181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82">
            <text:p>182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83">
            <text:p>183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8T10:18:44.01">
            <text:p>0408 <text:s/>1018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8T10:18:44.01">
            <text:p>0408 <text:s/>1018</text:p>
          </table:table-cell>
          <table:table-cell table:style-name="ce4" table:formula="of:=NOW()" office:value-type="date" office:date-value="2021-04-08T10:18:44.01">
            <text:p>0408 <text:s/>10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8T10:18:44.01">
            <text:p>0408 <text:s/>101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6" table:default-cell-style-name="ce1"/>
        <table:table-column table:style-name="co9" table:default-cell-style-name="ce1"/>
        <table:table-column table:style-name="co27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6" office:value-type="date" office:date-value="2021-03-20T14:36:31.78">
            <text:p>0320</text:p>
          </table:table-cell>
          <table:table-cell table:style-name="ce56" office:value-type="date" office:date-value="2021-03-21T10:50:44.88">
            <text:p>0321</text:p>
          </table:table-cell>
          <table:table-cell table:style-name="ce56" office:value-type="date" office:date-value="2021-03-22T16:19:02.51">
            <text:p>0322</text:p>
          </table:table-cell>
          <table:table-cell table:style-name="ce56" office:value-type="date" office:date-value="2021-03-23T09:01:30.66">
            <text:p>0323</text:p>
          </table:table-cell>
          <table:table-cell table:style-name="ce56" office:value-type="date" office:date-value="2021-03-24T14:23:17.96">
            <text:p>0324</text:p>
          </table:table-cell>
          <table:table-cell table:style-name="ce56" office:value-type="date" office:date-value="2021-03-25T12:57:57.93">
            <text:p>0325</text:p>
          </table:table-cell>
          <table:table-cell table:style-name="ce56" table:number-columns-repeated="4"/>
          <table:table-cell table:style-name="ce4" table:formula="of:=NOW()" office:value-type="date" office:date-value="2021-04-08T10:18:44.11">
            <text:p>0408 <text:s/>1018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8T10:18:44.11">
            <text:p>0408 <text:s/>1018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8T10:18:44.11">
            <text:p>0408 <text:s/>1018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8T10:18:44.11">
            <text:p>0408 <text:s/>1018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7" office:value-type="string">
            <text:p>#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8T10:18:44.12">
            <text:p>0408 <text:s/>1018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20" table:formula="of:=NOW()" office:value-type="date" office:date-value="2021-04-08T10:18:44.11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table:style-name="ce4" table:formula="of:=NOW()" office:value-type="date" office:date-value="2021-04-08T10:18:44.12">
            <text:p>0408 <text:s/>1018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9" table:default-cell-style-name="ce1"/>
        <table:table-column table:style-name="co31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4-08T10:18:44.22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22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22">
            <text:p>0408 <text:s/>1018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4-08T10:18:44.22">
            <text:p>0408 <text:s/>1018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8T10:18:44.23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8T10:18:44.23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3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4-08T10:18:44.23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4-08T10:18:44.23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23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4-08T10:18:44.24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5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5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4-08T10:18:44.25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5">
            <text:p>0408 <text:s/>1018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5">
            <text:p>0408 <text:s/>1018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5">
            <text:p>0408 <text:s/>1018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8T10:18:44.25">
            <text:p>0408 <text:s/>1018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8T10:18:44.25">
            <text:p>0408 <text:s/>10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8T10:18:44.25">
            <text:p>0408 <text:s/>10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2" table:default-cell-style-name="ce1"/>
        <table:table-column table:style-name="co33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4">
            <text:p>0408 <text:s/>1018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4">
            <text:p>0408 <text:s/>1018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35">
            <text:p>0408 <text:s/>1018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35">
            <text:p>0408 <text:s/>1018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35">
            <text:p>0408 <text:s/>1018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8T10:18:44.35">
            <text:p>0408 <text:s/>1018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5">
            <text:p>0408 <text:s/>1018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5">
            <text:p>0408 <text:s/>1018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8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5">
            <text:p>0408 <text:s/>1018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6">
            <text:p>0408 <text:s/>1018</text:p>
          </table:table-cell>
          <table:table-cell table:number-columns-repeated="1014"/>
        </table:table-row>
        <table:table-row table:style-name="ro42">
          <table:table-cell table:style-name="ce6" office:value-type="float" office:value="1">
            <text:p>1</text:p>
          </table:table-cell>
          <table:table-cell table:style-name="ce58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6">
            <text:p>0408 <text:s/>1018</text:p>
          </table:table-cell>
          <table:table-cell table:number-columns-repeated="1014"/>
        </table:table-row>
        <table:table-row table:style-name="ro43">
          <table:table-cell table:style-name="ce6" office:value-type="float" office:value="1">
            <text:p>1</text:p>
          </table:table-cell>
          <table:table-cell table:style-name="ce58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6">
            <text:p>0408 <text:s/>1018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6">
            <text:p>0408 <text:s/>1018</text:p>
          </table:table-cell>
          <table:table-cell table:number-columns-repeated="1014"/>
        </table:table-row>
        <table:table-row table:style-name="ro44">
          <table:table-cell table:style-name="ce6" office:value-type="float" office:value="3">
            <text:p>3</text:p>
          </table:table-cell>
          <table:table-cell table:style-name="ce58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6">
            <text:p>0408 <text:s/>1018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6">
            <text:p>0408 <text:s/>1018</text:p>
          </table:table-cell>
          <table:table-cell table:number-columns-repeated="1014"/>
        </table:table-row>
        <table:table-row table:style-name="ro45">
          <table:table-cell table:style-name="ce6" office:value-type="float" office:value="2">
            <text:p>2</text:p>
          </table:table-cell>
          <table:table-cell table:style-name="ce58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6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8T10:18:44.37">
            <text:p>0408 <text:s/>1018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4-08T10:18:44.37">
            <text:p>0408 <text:s/>1018</text:p>
          </table:table-cell>
          <table:table-cell table:style-name="ce4" table:formula="of:=NOW()" office:value-type="date" office:date-value="2021-04-08T10:18:44.37">
            <text:p>0408 <text:s/>10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8T10:18:44.37">
            <text:p>0408 <text:s/>10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2021/04/08</text:date>, <text:time>10:18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8T10:18:41.72</dc:date>
    <dc:creator>iwabuchi ken</dc:creator>
    <meta:editing-duration>P1DT2H46M27S</meta:editing-duration>
    <meta:editing-cycles>180</meta:editing-cycles>
    <meta:generator>OpenOffice/4.1.3$Win32 OpenOffice.org_project/413m1$Build-9783</meta:generator>
    <meta:document-statistic meta:table-count="10" meta:cell-count="2505" meta:object-count="0"/>
  </office:meta>
</office:document-meta>
</file>